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93c4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Rest Control CAT Document</text:p>
      <text:p text:style-name="Standard"/>
      <text:p text:style-name="Standard"/>
      <text:p text:style-name="Standard">GET</text:p>
      <text:p text:style-name="Standard"/>
      <text:p text:style-name="Standard"><text:span text:style-name="T1">login/user (OK)</text:span></text:p>
      <text:p text:style-name="P1"/>
      <text:p text:style-name="Standard"><text:span text:style-name="T1">login/admin(FIREBASE)</text:span></text:p>
      <text:p text:style-name="Standard"/>
      <text:p text:style-name="Standard"><text:span text:style-name="T1">user/get_daily(OK)</text:span></text:p>
      <text:p text:style-name="Standard"/>
      <text:p text:style-name="Standard"><text:span text:style-name="T1">admin/list_check_users(OK)</text:span></text:p>
      <text:p text:style-name="Standard"><text:span text:style-name="T1">admin/list_task_user(OK)</text:span></text:p>
      <text:p text:style-name="Standard"/>
      <text:p text:style-name="Standard"/>
      <text:p text:style-name="Standard">POST</text:p>
      <text:p text:style-name="Standard"/>
      <text:p text:style-name="Standard"><text:span text:style-name="T1">admin/create_user(OK)</text:span></text:p>
      <text:p text:style-name="P1"/>
      <text:p text:style-name="Standard"><text:span text:style-name="T1">user/create_task(OK) We’re checking if the task is on the db before unique_id = time+user_id.</text:span></text:p>
      <text:p text:style-name="Standard"><text:span text:style-name="T1">user/check_in(OK) | Status: 001 =&gt; OPEN 000 =&gt; FINISHED</text:span></text:p>
      <text:p text:style-name="P1"/>
      <text:p text:style-name="P1"/>
      <text:p text:style-name="Standard"><text:span text:style-name="T2">user/check_aleatorie</text:span></text:p>
      <text:p text:style-name="Standard"/>
      <text:p text:style-name="Standard"><text:soft-page-break/></text:p>
      <text:p text:style-name="Standard">PUT</text:p>
      <text:p text:style-name="Standard"><text:span text:style-name="T1">user/check_out(OK) Status: 001 =&gt; OPEN 000 =&gt; FINISHED</text:span></text:p>
      <text:p text:style-name="Standard"/>
      <text:p text:style-name="Standard"><text:span text:style-name="T1">admin/send_daily(OK) // First insert and Then Update always the same row</text:span></text:p>
      <text:p text:style-name="Standard">admin/edit_user</text:p>
      <text:p text:style-name="Standard"/>
      <text:p text:style-name="Standard"/>
      <text:p text:style-name="Standard">DELETE</text:p>
      <text:p text:style-name="Standard">admin/delete/use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61" meta:character-count="496" meta:non-whitespace-character-count="453"/>
    <meta:generator>LibreOfficeDev/6.0.5.2$Linux_X86_64 LibreOffice_project/</meta:generator>
  </office:meta>
</office:document-meta>
</file>